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05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147.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112.14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#fff200"/>
      <style:text-properties fo:color="#ce181e"/>
    </style:style>
    <style:style style:name="ce6" style:family="table-cell" style:parent-style-name="Default" style:data-style-name="N1"/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ce181e"/>
    </style:style>
    <style:style style:name="ce9" style:family="table-cell" style:parent-style-name="Default" style:data-style-name="N0">
      <style:table-cell-properties fo:background-color="#fff200"/>
    </style:style>
    <style:style style:name="ce10" style:family="table-cell" style:parent-style-name="Default" style:data-style-name="N0">
      <style:table-cell-properties fo:background-color="#fff200"/>
      <style:text-properties fo:color="#ce181e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61"/>
    <style:style style:name="ce13" style:family="table-cell" style:parent-style-name="Default">
      <style:table-cell-properties fo:background-color="#fff200"/>
      <style:text-properties fo:color="#000000"/>
    </style:style>
    <style:style style:name="ce1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opo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ce3"/>
        <table:table-row table:style-name="ro1">
          <table:table-cell/>
          <table:table-cell table:style-name="ce2" office:value-type="string" calcext:value-type="string">
            <text:p>time_es_1-2-6</text:p>
          </table:table-cell>
          <table:table-cell table:style-name="ce3" office:value-type="string" calcext:value-type="string">
            <text:p>es_prop</text:p>
          </table:table-cell>
          <table:table-cell table:style-name="ce3" office:value-type="string" calcext:value-type="string">
            <text:p>time_es_3-2-4</text:p>
          </table:table-cell>
          <table:table-cell table:style-name="ce3" office:value-type="string" calcext:value-type="string">
            <text:p>es_prop_1</text:p>
          </table:table-cell>
          <table:table-cell table:style-name="ce3" office:value-type="string" calcext:value-type="string">
            <text:p>time_es_4-5-2</text:p>
          </table:table-cell>
          <table:table-cell table:style-name="ce3" office:value-type="string" calcext:value-type="string">
            <text:p>es_prop_2</text:p>
          </table:table-cell>
          <table:table-cell office:value-type="string" calcext:value-type="string">
            <text:p>time_ej_5-2</text:p>
          </table:table-cell>
          <table:table-cell office:value-type="string" calcext:value-type="string">
            <text:p>time_ej_2-6</text:p>
          </table:table-cell>
        </table:table-row>
        <table:table-row table:style-name="ro2">
          <table:table-cell office:value-type="string" calcext:value-type="string">
            <text:p>Min.</text:p>
          </table:table-cell>
          <table:table-cell office:value-type="float" office:value="442371.0897" calcext:value-type="float">
            <text:p>442371.0897</text:p>
          </table:table-cell>
          <table:table-cell office:value-type="float" office:value="0.2435" calcext:value-type="float">
            <text:p>0.2435</text:p>
          </table:table-cell>
          <table:table-cell office:value-type="float" office:value="863135.7291" calcext:value-type="float">
            <text:p>863135.7291</text:p>
          </table:table-cell>
          <table:table-cell office:value-type="float" office:value="0.2615" calcext:value-type="float">
            <text:p>0.2615</text:p>
          </table:table-cell>
          <table:table-cell table:style-name="ce3" office:value-type="float" office:value="1122826.6345" calcext:value-type="float">
            <text:p>1122826.6345</text:p>
          </table:table-cell>
          <table:table-cell table:style-name="ce3" office:value-type="float" office:value="0.4164" calcext:value-type="float">
            <text:p>0.4164</text:p>
          </table:table-cell>
          <table:table-cell office:value-type="float" office:value="2919002.8146" calcext:value-type="float">
            <text:p>2919002.8146</text:p>
          </table:table-cell>
          <table:table-cell office:value-type="float" office:value="3433496.3525" calcext:value-type="float">
            <text:p>3433496.3525</text:p>
          </table:table-cell>
        </table:table-row>
        <table:table-row table:style-name="ro2">
          <table:table-cell office:value-type="string" calcext:value-type="string">
            <text:p>Weighted 2.5 % Perc.</text:p>
          </table:table-cell>
          <table:table-cell office:value-type="float" office:value="484431.4547" calcext:value-type="float">
            <text:p>484431.4547</text:p>
          </table:table-cell>
          <table:table-cell office:value-type="float" office:value="0.2788" calcext:value-type="float">
            <text:p>0.2788</text:p>
          </table:table-cell>
          <table:table-cell office:value-type="float" office:value="1096579.8359" calcext:value-type="float">
            <text:p>1096579.8359</text:p>
          </table:table-cell>
          <table:table-cell office:value-type="float" office:value="0.3059" calcext:value-type="float">
            <text:p>0.3059</text:p>
          </table:table-cell>
          <table:table-cell table:style-name="ce4" office:value-type="float" office:value="1985243.6073" calcext:value-type="float">
            <text:p>1985243.6073</text:p>
          </table:table-cell>
          <table:table-cell table:style-name="ce4" office:value-type="float" office:value="0.5284" calcext:value-type="float">
            <text:p>0.5284</text:p>
          </table:table-cell>
          <table:table-cell table:style-name="ce4" office:value-type="float" office:value="3851685.2614" calcext:value-type="float">
            <text:p>3851685.2614</text:p>
          </table:table-cell>
          <table:table-cell table:style-name="ce4" office:value-type="float" office:value="3983997.6305" calcext:value-type="float">
            <text:p>3983997.6305</text:p>
          </table:table-cell>
        </table:table-row>
        <table:table-row table:style-name="ro2">
          <table:table-cell office:value-type="string" calcext:value-type="string">
            <text:p>Weighted Median</text:p>
          </table:table-cell>
          <table:table-cell office:value-type="float" office:value="808532.0777" calcext:value-type="float">
            <text:p>808532.0777</text:p>
          </table:table-cell>
          <table:table-cell office:value-type="float" office:value="0.5886" calcext:value-type="float">
            <text:p>0.5886</text:p>
          </table:table-cell>
          <table:table-cell office:value-type="float" office:value="1474157.4328" calcext:value-type="float">
            <text:p>1474157.4328</text:p>
          </table:table-cell>
          <table:table-cell office:value-type="float" office:value="0.5828" calcext:value-type="float">
            <text:p>0.5828</text:p>
          </table:table-cell>
          <table:table-cell table:style-name="ce5" office:value-type="float" office:value="2677164.4133" calcext:value-type="float">
            <text:p>2677164.4133</text:p>
          </table:table-cell>
          <table:table-cell table:style-name="ce5" office:value-type="float" office:value="0.7794" calcext:value-type="float">
            <text:p>0.7794</text:p>
          </table:table-cell>
          <table:table-cell table:style-name="ce5" office:value-type="float" office:value="4658628.0405" calcext:value-type="float">
            <text:p>4658628.0405</text:p>
          </table:table-cell>
          <table:table-cell table:style-name="ce5" office:value-type="float" office:value="5157373.2703" calcext:value-type="float">
            <text:p>5157373.2703</text:p>
          </table:table-cell>
        </table:table-row>
        <table:table-row table:style-name="ro2">
          <table:table-cell office:value-type="string" calcext:value-type="string">
            <text:p>Weighted Mean</text:p>
          </table:table-cell>
          <table:table-cell office:value-type="float" office:value="859855.2558" calcext:value-type="float">
            <text:p>859855.2558</text:p>
          </table:table-cell>
          <table:table-cell office:value-type="float" office:value="0.5776" calcext:value-type="float">
            <text:p>0.5776</text:p>
          </table:table-cell>
          <table:table-cell office:value-type="float" office:value="1548869.6962" calcext:value-type="float">
            <text:p>1548869.6962</text:p>
          </table:table-cell>
          <table:table-cell office:value-type="float" office:value="0.5794" calcext:value-type="float">
            <text:p>0.5794</text:p>
          </table:table-cell>
          <table:table-cell table:style-name="ce4" office:value-type="float" office:value="2755149.5505" calcext:value-type="float">
            <text:p>2755149.5505</text:p>
          </table:table-cell>
          <table:table-cell table:style-name="ce4" office:value-type="float" office:value="0.7684" calcext:value-type="float">
            <text:p>0.7684</text:p>
          </table:table-cell>
          <table:table-cell table:style-name="ce4" office:value-type="float" office:value="4711002.1034" calcext:value-type="float">
            <text:p>4711002.1034</text:p>
          </table:table-cell>
          <table:table-cell table:style-name="ce4" office:value-type="float" office:value="5125826.6983" calcext:value-type="float">
            <text:p>5125826.6983</text:p>
          </table:table-cell>
        </table:table-row>
        <table:table-row table:style-name="ro2">
          <table:table-cell office:value-type="string" calcext:value-type="string">
            <text:p>Weighted Mode</text:p>
          </table:table-cell>
          <table:table-cell office:value-type="float" office:value="633910.5274" calcext:value-type="float">
            <text:p>633910.5274</text:p>
          </table:table-cell>
          <table:table-cell office:value-type="float" office:value="0.6591" calcext:value-type="float">
            <text:p>0.6591</text:p>
          </table:table-cell>
          <table:table-cell office:value-type="float" office:value="1400107.3917" calcext:value-type="float">
            <text:p>1400107.3917</text:p>
          </table:table-cell>
          <table:table-cell office:value-type="float" office:value="0.7652" calcext:value-type="float">
            <text:p>0.7652</text:p>
          </table:table-cell>
          <table:table-cell table:style-name="ce4" office:value-type="float" office:value="2464260.1209" calcext:value-type="float">
            <text:p>2464260.1209</text:p>
          </table:table-cell>
          <table:table-cell table:style-name="ce4" office:value-type="float" office:value="0.765" calcext:value-type="float">
            <text:p>0.765</text:p>
          </table:table-cell>
          <table:table-cell table:style-name="ce4" office:value-type="float" office:value="4422141.5385" calcext:value-type="float">
            <text:p>4422141.5385</text:p>
          </table:table-cell>
          <table:table-cell table:style-name="ce4" office:value-type="float" office:value="5408640.226" calcext:value-type="float">
            <text:p>5408640.226</text:p>
          </table:table-cell>
        </table:table-row>
        <table:table-row table:style-name="ro2">
          <table:table-cell office:value-type="string" calcext:value-type="string">
            <text:p>Weighted 97.5 % Perc.</text:p>
          </table:table-cell>
          <table:table-cell office:value-type="float" office:value="1527492.0484" calcext:value-type="float">
            <text:p>1527492.0484</text:p>
          </table:table-cell>
          <table:table-cell office:value-type="float" office:value="0.8618" calcext:value-type="float">
            <text:p>0.8618</text:p>
          </table:table-cell>
          <table:table-cell office:value-type="float" office:value="2314358.5172" calcext:value-type="float">
            <text:p>2314358.5172</text:p>
          </table:table-cell>
          <table:table-cell office:value-type="float" office:value="0.8472" calcext:value-type="float">
            <text:p>0.8472</text:p>
          </table:table-cell>
          <table:table-cell table:style-name="ce4" office:value-type="float" office:value="3692523.277" calcext:value-type="float">
            <text:p>3692523.277</text:p>
          </table:table-cell>
          <table:table-cell table:style-name="ce4" office:value-type="float" office:value="0.9582" calcext:value-type="float">
            <text:p>0.9582</text:p>
          </table:table-cell>
          <table:table-cell table:style-name="ce4" office:value-type="float" office:value="5712777.1953" calcext:value-type="float">
            <text:p>5712777.1953</text:p>
          </table:table-cell>
          <table:table-cell table:style-name="ce4" office:value-type="float" office:value="6355903.3461" calcext:value-type="float">
            <text:p>6355903.3461</text:p>
          </table:table-cell>
        </table:table-row>
        <table:table-row table:style-name="ro2">
          <table:table-cell office:value-type="string" calcext:value-type="string">
            <text:p>Max.</text:p>
          </table:table-cell>
          <table:table-cell office:value-type="float" office:value="1928119.5113" calcext:value-type="float">
            <text:p>1928119.5113</text:p>
          </table:table-cell>
          <table:table-cell office:value-type="float" office:value="0.9092" calcext:value-type="float">
            <text:p>0.9092</text:p>
          </table:table-cell>
          <table:table-cell office:value-type="float" office:value="2615709.1883" calcext:value-type="float">
            <text:p>2615709.1883</text:p>
          </table:table-cell>
          <table:table-cell office:value-type="float" office:value="0.9052" calcext:value-type="float">
            <text:p>0.9052</text:p>
          </table:table-cell>
          <table:table-cell table:style-name="ce3" office:value-type="float" office:value="4742782.2632" calcext:value-type="float">
            <text:p>4742782.2632</text:p>
          </table:table-cell>
          <table:table-cell table:style-name="ce3" office:value-type="float" office:value="1.0037" calcext:value-type="float">
            <text:p>1.0037</text:p>
          </table:table-cell>
          <table:table-cell office:value-type="float" office:value="6550159.9453" calcext:value-type="float">
            <text:p>6550159.9453</text:p>
          </table:table-cell>
          <table:table-cell office:value-type="float" office:value="6655448.1626" calcext:value-type="float">
            <text:p>6655448.1626</text:p>
          </table:table-cell>
        </table:table-row>
        <table:table-row table:style-name="ro2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2">
          <table:table-cell office:value-type="string" calcext:value-type="string">
            <text:p>Min.</text:p>
          </table:table-cell>
          <table:table-cell office:value-type="float" office:value="503692.8834" calcext:value-type="float">
            <text:p>503692.8834</text:p>
          </table:table-cell>
          <table:table-cell table:style-name="ce3" office:value-type="float" office:value="0.2776" calcext:value-type="float">
            <text:p>0.2776</text:p>
          </table:table-cell>
          <table:table-cell table:style-name="ce3" office:value-type="float" office:value="1350994.6346" calcext:value-type="float">
            <text:p>1350994.6346</text:p>
          </table:table-cell>
          <table:table-cell table:style-name="ce3" office:value-type="float" office:value="0.1304" calcext:value-type="float">
            <text:p>0.1304</text:p>
          </table:table-cell>
          <table:table-cell table:style-name="ce3" office:value-type="float" office:value="2185674.9179" calcext:value-type="float">
            <text:p>2185674.9179</text:p>
          </table:table-cell>
          <table:table-cell office:value-type="float" office:value="0.4163" calcext:value-type="float">
            <text:p>0.4163</text:p>
          </table:table-cell>
          <table:table-cell office:value-type="float" office:value="4990444.7704" calcext:value-type="float">
            <text:p>4990444.7704</text:p>
          </table:table-cell>
          <table:table-cell office:value-type="float" office:value="4705783.1026" calcext:value-type="float">
            <text:p>4705783.1026</text:p>
          </table:table-cell>
        </table:table-row>
        <table:table-row table:style-name="ro2">
          <table:table-cell office:value-type="string" calcext:value-type="string">
            <text:p>Weighted 2.5 % Perc.</text:p>
          </table:table-cell>
          <table:table-cell office:value-type="float" office:value="651114.3301" calcext:value-type="float">
            <text:p>651114.3301</text:p>
          </table:table-cell>
          <table:table-cell table:style-name="ce4" office:value-type="float" office:value="0.512" calcext:value-type="float">
            <text:p>0.512</text:p>
          </table:table-cell>
          <table:table-cell table:style-name="ce4" office:value-type="float" office:value="1844356.1882" calcext:value-type="float">
            <text:p>1844356.1882</text:p>
          </table:table-cell>
          <table:table-cell table:style-name="ce4" office:value-type="float" office:value="0.226" calcext:value-type="float">
            <text:p>0.226</text:p>
          </table:table-cell>
          <table:table-cell table:style-name="ce4" office:value-type="float" office:value="2784546.2581" calcext:value-type="float">
            <text:p>2784546.2581</text:p>
          </table:table-cell>
          <table:table-cell office:value-type="float" office:value="0.5406" calcext:value-type="float">
            <text:p>0.5406</text:p>
          </table:table-cell>
          <table:table-cell office:value-type="float" office:value="5936952.9603" calcext:value-type="float">
            <text:p>5936952.9603</text:p>
          </table:table-cell>
          <table:table-cell office:value-type="float" office:value="5126582.9742" calcext:value-type="float">
            <text:p>5126582.9742</text:p>
          </table:table-cell>
        </table:table-row>
        <table:table-row table:style-name="ro2">
          <table:table-cell office:value-type="string" calcext:value-type="string">
            <text:p>Weighted Median</text:p>
          </table:table-cell>
          <table:table-cell office:value-type="float" office:value="1131287.0847" calcext:value-type="float">
            <text:p>1131287.0847</text:p>
          </table:table-cell>
          <table:table-cell table:style-name="ce5" office:value-type="float" office:value="0.7722" calcext:value-type="float">
            <text:p>0.7722</text:p>
          </table:table-cell>
          <table:table-cell table:style-name="ce5" office:value-type="float" office:value="2341700.0705" calcext:value-type="float">
            <text:p>2341700.0705</text:p>
          </table:table-cell>
          <table:table-cell table:style-name="ce5" office:value-type="float" office:value="0.4304" calcext:value-type="float">
            <text:p>0.4304</text:p>
          </table:table-cell>
          <table:table-cell table:style-name="ce5" office:value-type="float" office:value="3390826.092" calcext:value-type="float">
            <text:p>3390826.092</text:p>
          </table:table-cell>
          <table:table-cell office:value-type="float" office:value="0.7831" calcext:value-type="float">
            <text:p>0.7831</text:p>
          </table:table-cell>
          <table:table-cell office:value-type="float" office:value="6628782.2148" calcext:value-type="float">
            <text:p>6628782.2148</text:p>
          </table:table-cell>
          <table:table-cell office:value-type="float" office:value="6109465.752" calcext:value-type="float">
            <text:p>6109465.752</text:p>
          </table:table-cell>
        </table:table-row>
        <table:table-row table:style-name="ro2">
          <table:table-cell office:value-type="string" calcext:value-type="string">
            <text:p>Weighted Mean</text:p>
          </table:table-cell>
          <table:table-cell office:value-type="float" office:value="1195856.5935" calcext:value-type="float">
            <text:p>1195856.5935</text:p>
          </table:table-cell>
          <table:table-cell table:style-name="ce4" office:value-type="float" office:value="0.768" calcext:value-type="float">
            <text:p>0.768</text:p>
          </table:table-cell>
          <table:table-cell table:style-name="ce4" office:value-type="float" office:value="2355026.132" calcext:value-type="float">
            <text:p>2355026.132</text:p>
          </table:table-cell>
          <table:table-cell table:style-name="ce4" office:value-type="float" office:value="0.4537" calcext:value-type="float">
            <text:p>0.4537</text:p>
          </table:table-cell>
          <table:table-cell table:style-name="ce4" office:value-type="float" office:value="3458722.9115" calcext:value-type="float">
            <text:p>3458722.9115</text:p>
          </table:table-cell>
          <table:table-cell office:value-type="float" office:value="0.7761" calcext:value-type="float">
            <text:p>0.7761</text:p>
          </table:table-cell>
          <table:table-cell office:value-type="float" office:value="6641611.5192" calcext:value-type="float">
            <text:p>6641611.5192</text:p>
          </table:table-cell>
          <table:table-cell office:value-type="float" office:value="6168615.2356" calcext:value-type="float">
            <text:p>6168615.2356</text:p>
          </table:table-cell>
        </table:table-row>
        <table:table-row table:style-name="ro2">
          <table:table-cell office:value-type="string" calcext:value-type="string">
            <text:p>Weighted Mode</text:p>
          </table:table-cell>
          <table:table-cell office:value-type="float" office:value="892104.3419" calcext:value-type="float">
            <text:p>892104.3419</text:p>
          </table:table-cell>
          <table:table-cell table:style-name="ce4" office:value-type="float" office:value="0.798" calcext:value-type="float">
            <text:p>0.798</text:p>
          </table:table-cell>
          <table:table-cell table:style-name="ce4" office:value-type="float" office:value="2258319.5606" calcext:value-type="float">
            <text:p>2258319.5606</text:p>
          </table:table-cell>
          <table:table-cell table:style-name="ce4" office:value-type="float" office:value="0.3475" calcext:value-type="float">
            <text:p>0.3475</text:p>
          </table:table-cell>
          <table:table-cell table:style-name="ce4" office:value-type="float" office:value="3181046.5733" calcext:value-type="float">
            <text:p>3181046.5733</text:p>
          </table:table-cell>
          <table:table-cell office:value-type="float" office:value="0.899" calcext:value-type="float">
            <text:p>0.899</text:p>
          </table:table-cell>
          <table:table-cell office:value-type="float" office:value="6647125.6601" calcext:value-type="float">
            <text:p>6647125.6601</text:p>
          </table:table-cell>
          <table:table-cell office:value-type="float" office:value="5659052.8942" calcext:value-type="float">
            <text:p>5659052.8942</text:p>
          </table:table-cell>
        </table:table-row>
        <table:table-row table:style-name="ro2">
          <table:table-cell office:value-type="string" calcext:value-type="string">
            <text:p>Weighted 97.5 % Perc.</text:p>
          </table:table-cell>
          <table:table-cell office:value-type="float" office:value="1996939.7909" calcext:value-type="float">
            <text:p>1996939.7909</text:p>
          </table:table-cell>
          <table:table-cell table:style-name="ce4" office:value-type="float" office:value="1.027" calcext:value-type="float">
            <text:p>1.027</text:p>
          </table:table-cell>
          <table:table-cell table:style-name="ce4" office:value-type="float" office:value="2878659.9941" calcext:value-type="float">
            <text:p>2878659.9941</text:p>
          </table:table-cell>
          <table:table-cell table:style-name="ce4" office:value-type="float" office:value="0.7661" calcext:value-type="float">
            <text:p>0.7661</text:p>
          </table:table-cell>
          <table:table-cell table:style-name="ce4" office:value-type="float" office:value="4494462.4338" calcext:value-type="float">
            <text:p>4494462.4338</text:p>
          </table:table-cell>
          <table:table-cell office:value-type="float" office:value="0.9921" calcext:value-type="float">
            <text:p>0.9921</text:p>
          </table:table-cell>
          <table:table-cell office:value-type="float" office:value="7433789.4269" calcext:value-type="float">
            <text:p>7433789.4269</text:p>
          </table:table-cell>
          <table:table-cell office:value-type="float" office:value="7515955.2545" calcext:value-type="float">
            <text:p>7515955.2545</text:p>
          </table:table-cell>
        </table:table-row>
        <table:table-row table:style-name="ro2">
          <table:table-cell office:value-type="string" calcext:value-type="string">
            <text:p>Max.</text:p>
          </table:table-cell>
          <table:table-cell office:value-type="float" office:value="2344034.0931" calcext:value-type="float">
            <text:p>2344034.0931</text:p>
          </table:table-cell>
          <table:table-cell table:style-name="ce3" office:value-type="float" office:value="1.2271" calcext:value-type="float">
            <text:p>1.2271</text:p>
          </table:table-cell>
          <table:table-cell table:style-name="ce3" office:value-type="float" office:value="3375816.8575" calcext:value-type="float">
            <text:p>3375816.8575</text:p>
          </table:table-cell>
          <table:table-cell table:style-name="ce3" office:value-type="float" office:value="0.9011" calcext:value-type="float">
            <text:p>0.9011</text:p>
          </table:table-cell>
          <table:table-cell table:style-name="ce3" office:value-type="float" office:value="5428098.4722" calcext:value-type="float">
            <text:p>5428098.4722</text:p>
          </table:table-cell>
          <table:table-cell office:value-type="float" office:value="1.0813" calcext:value-type="float">
            <text:p>1.0813</text:p>
          </table:table-cell>
          <table:table-cell office:value-type="float" office:value="8198519.5622" calcext:value-type="float">
            <text:p>8198519.5622</text:p>
          </table:table-cell>
          <table:table-cell office:value-type="float" office:value="7982990.8219" calcext:value-type="float">
            <text:p>7982990.8219</text:p>
          </table:table-cell>
        </table:table-row>
        <table:table-row table:style-name="ro2" table:number-rows-repeated="2">
          <table:table-cell table:style-name="Default"/>
          <table:table-cell table:number-columns-repeated="6"/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Min.</text:p>
          </table:table-cell>
          <table:table-cell office:value-type="float" office:value="754001.2059" calcext:value-type="float">
            <text:p>754001.2059</text:p>
          </table:table-cell>
          <table:table-cell office:value-type="float" office:value="0.0793" calcext:value-type="float">
            <text:p>0.0793</text:p>
          </table:table-cell>
          <table:table-cell office:value-type="float" office:value="1208463.3745" calcext:value-type="float">
            <text:p>1208463.3745</text:p>
          </table:table-cell>
          <table:table-cell office:value-type="float" office:value="0.3195" calcext:value-type="float">
            <text:p>0.3195</text:p>
          </table:table-cell>
          <table:table-cell office:value-type="float" office:value="1455381.5397" calcext:value-type="float">
            <text:p>1455381.5397</text:p>
          </table:table-cell>
          <table:table-cell office:value-type="float" office:value="0.5222" calcext:value-type="float">
            <text:p>0.5222</text:p>
          </table:table-cell>
          <table:table-cell table:style-name="Default" office:value-type="float" office:value="2193337.4895" calcext:value-type="float">
            <text:p>2193337.4895</text:p>
          </table:table-cell>
          <table:table-cell table:style-name="Default" office:value-type="float" office:value="3238083.686" calcext:value-type="float">
            <text:p>3238083.686</text:p>
          </table:table-cell>
        </table:table-row>
        <table:table-row table:style-name="ro2">
          <table:table-cell table:style-name="Default" office:value-type="string" calcext:value-type="string">
            <text:p>Weighted 2.5 % Perc.</text:p>
          </table:table-cell>
          <table:table-cell office:value-type="float" office:value="1013428.7888" calcext:value-type="float">
            <text:p>1013428.7888</text:p>
          </table:table-cell>
          <table:table-cell table:style-name="ce4" office:value-type="float" office:value="0.2478" calcext:value-type="float">
            <text:p>0.2478</text:p>
          </table:table-cell>
          <table:table-cell office:value-type="float" office:value="1556637.4031" calcext:value-type="float">
            <text:p>1556637.4031</text:p>
          </table:table-cell>
          <table:table-cell office:value-type="float" office:value="0.3514" calcext:value-type="float">
            <text:p>0.3514</text:p>
          </table:table-cell>
          <table:table-cell office:value-type="float" office:value="2048477.8204" calcext:value-type="float">
            <text:p>2048477.8204</text:p>
          </table:table-cell>
          <table:table-cell office:value-type="float" office:value="0.5971" calcext:value-type="float">
            <text:p>0.5971</text:p>
          </table:table-cell>
          <table:table-cell table:style-name="Default" office:value-type="float" office:value="2967033.3401" calcext:value-type="float">
            <text:p>2967033.3401</text:p>
          </table:table-cell>
          <table:table-cell table:style-name="Default" office:value-type="float" office:value="4007104.2021" calcext:value-type="float">
            <text:p>4007104.2021</text:p>
          </table:table-cell>
        </table:table-row>
        <table:table-row table:style-name="ro2">
          <table:table-cell table:style-name="Default" office:value-type="string" calcext:value-type="string">
            <text:p>Weighted Median</text:p>
          </table:table-cell>
          <table:table-cell office:value-type="float" office:value="1620597.2339" calcext:value-type="float">
            <text:p>1620597.2339</text:p>
          </table:table-cell>
          <table:table-cell table:style-name="ce5" office:value-type="float" office:value="0.4235" calcext:value-type="float">
            <text:p>0.4235</text:p>
          </table:table-cell>
          <table:table-cell office:value-type="float" office:value="2231331.4555" calcext:value-type="float">
            <text:p>2231331.4555</text:p>
          </table:table-cell>
          <table:table-cell office:value-type="float" office:value="0.6314" calcext:value-type="float">
            <text:p>0.6314</text:p>
          </table:table-cell>
          <table:table-cell office:value-type="float" office:value="3577037.6332" calcext:value-type="float">
            <text:p>3577037.6332</text:p>
          </table:table-cell>
          <table:table-cell office:value-type="float" office:value="0.8355" calcext:value-type="float">
            <text:p>0.8355</text:p>
          </table:table-cell>
          <table:table-cell table:style-name="Default" office:value-type="float" office:value="3695453.9438" calcext:value-type="float">
            <text:p>3695453.9438</text:p>
          </table:table-cell>
          <table:table-cell table:style-name="Default" office:value-type="float" office:value="4809111.4445" calcext:value-type="float">
            <text:p>4809111.4445</text:p>
          </table:table-cell>
        </table:table-row>
        <table:table-row table:style-name="ro2">
          <table:table-cell table:style-name="Default" office:value-type="string" calcext:value-type="string">
            <text:p>Weighted Mean</text:p>
          </table:table-cell>
          <table:table-cell office:value-type="float" office:value="1677744.5559" calcext:value-type="float">
            <text:p>1677744.5559</text:p>
          </table:table-cell>
          <table:table-cell table:style-name="ce4" office:value-type="float" office:value="0.4301" calcext:value-type="float">
            <text:p>0.4301</text:p>
          </table:table-cell>
          <table:table-cell office:value-type="float" office:value="2375390.6518" calcext:value-type="float">
            <text:p>2375390.6518</text:p>
          </table:table-cell>
          <table:table-cell office:value-type="float" office:value="0.6322" calcext:value-type="float">
            <text:p>0.6322</text:p>
          </table:table-cell>
          <table:table-cell office:value-type="float" office:value="3814687.579" calcext:value-type="float">
            <text:p>3814687.579</text:p>
          </table:table-cell>
          <table:table-cell office:value-type="float" office:value="0.8363" calcext:value-type="float">
            <text:p>0.8363</text:p>
          </table:table-cell>
          <table:table-cell table:style-name="Default" office:value-type="float" office:value="3699419.5185" calcext:value-type="float">
            <text:p>3699419.5185</text:p>
          </table:table-cell>
          <table:table-cell table:style-name="Default" office:value-type="float" office:value="4826983.0107" calcext:value-type="float">
            <text:p>4826983.0107</text:p>
          </table:table-cell>
        </table:table-row>
        <table:table-row table:style-name="ro2">
          <table:table-cell table:style-name="Default" office:value-type="string" calcext:value-type="string">
            <text:p>Weighted Mode</text:p>
          </table:table-cell>
          <table:table-cell office:value-type="float" office:value="1373353.0369" calcext:value-type="float">
            <text:p>1373353.0369</text:p>
          </table:table-cell>
          <table:table-cell table:style-name="ce4" office:value-type="float" office:value="0.3693" calcext:value-type="float">
            <text:p>0.3693</text:p>
          </table:table-cell>
          <table:table-cell office:value-type="float" office:value="2022588.8883" calcext:value-type="float">
            <text:p>2022588.8883</text:p>
          </table:table-cell>
          <table:table-cell office:value-type="float" office:value="0.6405" calcext:value-type="float">
            <text:p>0.6405</text:p>
          </table:table-cell>
          <table:table-cell office:value-type="float" office:value="2945509.5314" calcext:value-type="float">
            <text:p>2945509.5314</text:p>
          </table:table-cell>
          <table:table-cell office:value-type="float" office:value="0.7838" calcext:value-type="float">
            <text:p>0.7838</text:p>
          </table:table-cell>
          <table:table-cell table:style-name="Default" office:value-type="float" office:value="3684432.6389" calcext:value-type="float">
            <text:p>3684432.6389</text:p>
          </table:table-cell>
          <table:table-cell table:style-name="Default" office:value-type="float" office:value="4863205.3633" calcext:value-type="float">
            <text:p>4863205.3633</text:p>
          </table:table-cell>
        </table:table-row>
        <table:table-row table:style-name="ro2">
          <table:table-cell table:style-name="Default" office:value-type="string" calcext:value-type="string">
            <text:p>Weighted 97.5 % Perc.</text:p>
          </table:table-cell>
          <table:table-cell office:value-type="float" office:value="2612974.0383" calcext:value-type="float">
            <text:p>2612974.0383</text:p>
          </table:table-cell>
          <table:table-cell table:style-name="ce4" office:value-type="float" office:value="0.6294" calcext:value-type="float">
            <text:p>0.6294</text:p>
          </table:table-cell>
          <table:table-cell office:value-type="float" office:value="3895526.7972" calcext:value-type="float">
            <text:p>3895526.7972</text:p>
          </table:table-cell>
          <table:table-cell office:value-type="float" office:value="0.921" calcext:value-type="float">
            <text:p>0.921</text:p>
          </table:table-cell>
          <table:table-cell office:value-type="float" office:value="6617245.4191" calcext:value-type="float">
            <text:p>6617245.4191</text:p>
          </table:table-cell>
          <table:table-cell office:value-type="float" office:value="1.0621" calcext:value-type="float">
            <text:p>1.0621</text:p>
          </table:table-cell>
          <table:table-cell table:style-name="Default" office:value-type="float" office:value="4466935.6348" calcext:value-type="float">
            <text:p>4466935.6348</text:p>
          </table:table-cell>
          <table:table-cell table:style-name="Default" office:value-type="float" office:value="5798287.4759" calcext:value-type="float">
            <text:p>5798287.4759</text:p>
          </table:table-cell>
        </table:table-row>
        <table:table-row table:style-name="ro2">
          <table:table-cell table:style-name="Default" office:value-type="string" calcext:value-type="string">
            <text:p>Max.</text:p>
          </table:table-cell>
          <table:table-cell office:value-type="float" office:value="3902219.8387" calcext:value-type="float">
            <text:p>3902219.8387</text:p>
          </table:table-cell>
          <table:table-cell office:value-type="float" office:value="0.7732" calcext:value-type="float">
            <text:p>0.7732</text:p>
          </table:table-cell>
          <table:table-cell office:value-type="float" office:value="5577716.3737" calcext:value-type="float">
            <text:p>5577716.3737</text:p>
          </table:table-cell>
          <table:table-cell office:value-type="float" office:value="0.9535" calcext:value-type="float">
            <text:p>0.9535</text:p>
          </table:table-cell>
          <table:table-cell office:value-type="float" office:value="9329649.5158" calcext:value-type="float">
            <text:p>9329649.5158</text:p>
          </table:table-cell>
          <table:table-cell office:value-type="float" office:value="1.1151" calcext:value-type="float">
            <text:p>1.1151</text:p>
          </table:table-cell>
          <table:table-cell table:style-name="Default" office:value-type="float" office:value="5720947.7517" calcext:value-type="float">
            <text:p>5720947.7517</text:p>
          </table:table-cell>
          <table:table-cell table:style-name="Default" office:value-type="float" office:value="6762866.1116" calcext:value-type="float">
            <text:p>6762866.1116</text:p>
          </table:table-cell>
        </table:table-row>
      </table:table>
      <table:table table:name="topo3" table:style-name="ta1">
        <table:table-column table:style-name="co6" table:default-cell-style-name="ce1"/>
        <table:table-column table:style-name="co4" table:default-cell-style-name="ce7"/>
        <table:table-column table:style-name="co7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8" table:number-columns-repeated="2" table:default-cell-style-name="ce7"/>
        <table:table-column table:style-name="co3" table:default-cell-style-name="ce12"/>
        <table:table-row table:style-name="ro2">
          <table:table-cell/>
          <table:table-cell table:style-name="Default" office:value-type="string" calcext:value-type="string">
            <text:p>time_es_5-4-6</text:p>
          </table:table-cell>
          <table:table-cell table:style-name="Default" office:value-type="string" calcext:value-type="string">
            <text:p>es_prop</text:p>
          </table:table-cell>
          <table:table-cell table:style-name="Default" office:value-type="string" calcext:value-type="string">
            <text:p>time_es_3-4-2</text:p>
          </table:table-cell>
          <table:table-cell table:style-name="Default" office:value-type="string" calcext:value-type="string">
            <text:p>es_prop_1</text:p>
          </table:table-cell>
          <table:table-cell table:style-name="Default" office:value-type="string" calcext:value-type="string">
            <text:p>time_es_1-2-6</text:p>
          </table:table-cell>
          <table:table-cell table:style-name="Default" office:value-type="string" calcext:value-type="string">
            <text:p>es_prop_2</text:p>
          </table:table-cell>
          <table:table-cell table:style-name="Default" office:value-type="string" calcext:value-type="string">
            <text:p>time_ej_4-2</text:p>
          </table:table-cell>
          <table:table-cell table:style-name="Default" office:value-type="string" calcext:value-type="string">
            <text:p>time_ej_2-6</text:p>
          </table:table-cell>
          <table:table-cell table:style-name="Default"/>
        </table:table-row>
        <table:table-row table:style-name="ro2">
          <table:table-cell office:value-type="string" calcext:value-type="string">
            <text:p>Min.</text:p>
          </table:table-cell>
          <table:table-cell table:style-name="ce6" office:value-type="float" office:value="279841.1" calcext:value-type="float">
            <text:p>279841</text:p>
          </table:table-cell>
          <table:table-cell office:value-type="float" office:value="0.4724" calcext:value-type="float">
            <text:p>0.4724</text:p>
          </table:table-cell>
          <table:table-cell office:value-type="float" office:value="1209304" calcext:value-type="float">
            <text:p>1209304</text:p>
          </table:table-cell>
          <table:table-cell office:value-type="float" office:value="0.2123" calcext:value-type="float">
            <text:p>0.2123</text:p>
          </table:table-cell>
          <table:table-cell office:value-type="float" office:value="1507442" calcext:value-type="float">
            <text:p>1507442</text:p>
          </table:table-cell>
          <table:table-cell office:value-type="float" office:value="0.447" calcext:value-type="float">
            <text:p>0.447</text:p>
          </table:table-cell>
          <table:table-cell office:value-type="float" office:value="2277508" calcext:value-type="float">
            <text:p>2277508</text:p>
          </table:table-cell>
          <table:table-cell office:value-type="float" office:value="4625982" calcext:value-type="float">
            <text:p>4625982</text:p>
          </table:table-cell>
          <table:table-cell/>
        </table:table-row>
        <table:table-row table:style-name="ro2">
          <table:table-cell office:value-type="string" calcext:value-type="string">
            <text:p>Weighted 2.5 % Perc.</text:p>
          </table:table-cell>
          <table:table-cell table:style-name="ce6" office:value-type="float" office:value="311108.2" calcext:value-type="float">
            <text:p>311108</text:p>
          </table:table-cell>
          <table:table-cell office:value-type="float" office:value="0.5403" calcext:value-type="float">
            <text:p>0.5403</text:p>
          </table:table-cell>
          <table:table-cell office:value-type="float" office:value="1423662" calcext:value-type="float">
            <text:p>1423662</text:p>
          </table:table-cell>
          <table:table-cell office:value-type="float" office:value="0.2505" calcext:value-type="float">
            <text:p>0.2505</text:p>
          </table:table-cell>
          <table:table-cell table:style-name="ce9" office:value-type="float" office:value="2107860" calcext:value-type="float">
            <text:p>2107860</text:p>
          </table:table-cell>
          <table:table-cell table:style-name="ce9" office:value-type="float" office:value="0.5166" calcext:value-type="float">
            <text:p>0.5166</text:p>
          </table:table-cell>
          <table:table-cell office:value-type="float" office:value="3037676" calcext:value-type="float">
            <text:p>3037676</text:p>
          </table:table-cell>
          <table:table-cell office:value-type="float" office:value="5660576" calcext:value-type="float">
            <text:p>5660576</text:p>
          </table:table-cell>
          <table:table-cell/>
        </table:table-row>
        <table:table-row table:style-name="ro2">
          <table:table-cell office:value-type="string" calcext:value-type="string">
            <text:p>Weighted Median</text:p>
          </table:table-cell>
          <table:table-cell table:style-name="ce6" office:value-type="float" office:value="546007" calcext:value-type="float">
            <text:p>546007</text:p>
          </table:table-cell>
          <table:table-cell office:value-type="float" office:value="0.7572" calcext:value-type="float">
            <text:p>0.7572</text:p>
          </table:table-cell>
          <table:table-cell table:style-name="ce8" office:value-type="float" office:value="1796175" calcext:value-type="float">
            <text:p>1796175</text:p>
          </table:table-cell>
          <table:table-cell office:value-type="float" office:value="0.5283" calcext:value-type="float">
            <text:p>0.5283</text:p>
          </table:table-cell>
          <table:table-cell table:style-name="ce10" office:value-type="float" office:value="2930873" calcext:value-type="float">
            <text:p>2930873</text:p>
          </table:table-cell>
          <table:table-cell table:style-name="ce10" office:value-type="float" office:value="0.6782" calcext:value-type="float">
            <text:p>0.6782</text:p>
          </table:table-cell>
          <table:table-cell table:style-name="ce8" office:value-type="float" office:value="3956329" calcext:value-type="float">
            <text:p>3956329</text:p>
          </table:table-cell>
          <table:table-cell office:value-type="float" office:value="7970242" calcext:value-type="float">
            <text:p>7970242</text:p>
          </table:table-cell>
          <table:table-cell/>
        </table:table-row>
        <table:table-row table:style-name="ro2">
          <table:table-cell office:value-type="string" calcext:value-type="string">
            <text:p>Weighted Mean</text:p>
          </table:table-cell>
          <table:table-cell table:style-name="ce6" office:value-type="float" office:value="585215.6" calcext:value-type="float">
            <text:p>585216</text:p>
          </table:table-cell>
          <table:table-cell office:value-type="float" office:value="0.7564" calcext:value-type="float">
            <text:p>0.7564</text:p>
          </table:table-cell>
          <table:table-cell office:value-type="float" office:value="1852848" calcext:value-type="float">
            <text:p>1852848</text:p>
          </table:table-cell>
          <table:table-cell office:value-type="float" office:value="0.5349" calcext:value-type="float">
            <text:p>0.5349</text:p>
          </table:table-cell>
          <table:table-cell table:style-name="ce9" office:value-type="float" office:value="2958632" calcext:value-type="float">
            <text:p>2958632</text:p>
          </table:table-cell>
          <table:table-cell table:style-name="ce9" office:value-type="float" office:value="0.6871" calcext:value-type="float">
            <text:p>0.6871</text:p>
          </table:table-cell>
          <table:table-cell office:value-type="float" office:value="3952100" calcext:value-type="float">
            <text:p>3952100</text:p>
          </table:table-cell>
          <table:table-cell office:value-type="float" office:value="8058209" calcext:value-type="float">
            <text:p>8058209</text:p>
          </table:table-cell>
          <table:table-cell/>
        </table:table-row>
        <table:table-row table:style-name="ro2">
          <table:table-cell office:value-type="string" calcext:value-type="string">
            <text:p>Weighted Mode</text:p>
          </table:table-cell>
          <table:table-cell table:style-name="ce6" office:value-type="float" office:value="373578.6" calcext:value-type="float">
            <text:p>373579</text:p>
          </table:table-cell>
          <table:table-cell office:value-type="float" office:value="0.6055" calcext:value-type="float">
            <text:p>0.6055</text:p>
          </table:table-cell>
          <table:table-cell office:value-type="float" office:value="1697533" calcext:value-type="float">
            <text:p>1697533</text:p>
          </table:table-cell>
          <table:table-cell office:value-type="float" office:value="0.4414" calcext:value-type="float">
            <text:p>0.4414</text:p>
          </table:table-cell>
          <table:table-cell table:style-name="ce9" office:value-type="float" office:value="2931552" calcext:value-type="float">
            <text:p>2931552</text:p>
          </table:table-cell>
          <table:table-cell table:style-name="ce9" office:value-type="float" office:value="0.599" calcext:value-type="float">
            <text:p>0.599</text:p>
          </table:table-cell>
          <table:table-cell office:value-type="float" office:value="3917556" calcext:value-type="float">
            <text:p>3917556</text:p>
          </table:table-cell>
          <table:table-cell office:value-type="float" office:value="7582393" calcext:value-type="float">
            <text:p>7582393</text:p>
          </table:table-cell>
          <table:table-cell/>
        </table:table-row>
        <table:table-row table:style-name="ro2">
          <table:table-cell office:value-type="string" calcext:value-type="string">
            <text:p>Weighted 97.5 % Perc.</text:p>
          </table:table-cell>
          <table:table-cell table:style-name="ce6" office:value-type="float" office:value="988662.7" calcext:value-type="float">
            <text:p>988663</text:p>
          </table:table-cell>
          <table:table-cell office:value-type="float" office:value="0.9786" calcext:value-type="float">
            <text:p>0.9786</text:p>
          </table:table-cell>
          <table:table-cell office:value-type="float" office:value="2535765" calcext:value-type="float">
            <text:p>2535765</text:p>
          </table:table-cell>
          <table:table-cell office:value-type="float" office:value="0.8221" calcext:value-type="float">
            <text:p>0.8221</text:p>
          </table:table-cell>
          <table:table-cell table:style-name="ce9" office:value-type="float" office:value="3951443" calcext:value-type="float">
            <text:p>3951443</text:p>
          </table:table-cell>
          <table:table-cell table:style-name="ce9" office:value-type="float" office:value="0.8904" calcext:value-type="float">
            <text:p>0.8904</text:p>
          </table:table-cell>
          <table:table-cell office:value-type="float" office:value="4791088" calcext:value-type="float">
            <text:p>4791088</text:p>
          </table:table-cell>
          <table:table-cell office:value-type="float" office:value="10729130" calcext:value-type="float">
            <text:p>10729130</text:p>
          </table:table-cell>
          <table:table-cell/>
        </table:table-row>
        <table:table-row table:style-name="ro2">
          <table:table-cell office:value-type="string" calcext:value-type="string">
            <text:p>Max.</text:p>
          </table:table-cell>
          <table:table-cell table:style-name="ce6" office:value-type="float" office:value="1080638" calcext:value-type="float">
            <text:p>1080638</text:p>
          </table:table-cell>
          <table:table-cell office:value-type="float" office:value="1.0546" calcext:value-type="float">
            <text:p>1.0546</text:p>
          </table:table-cell>
          <table:table-cell office:value-type="float" office:value="3631548" calcext:value-type="float">
            <text:p>3631548</text:p>
          </table:table-cell>
          <table:table-cell office:value-type="float" office:value="0.8572" calcext:value-type="float">
            <text:p>0.8572</text:p>
          </table:table-cell>
          <table:table-cell office:value-type="float" office:value="6269793" calcext:value-type="float">
            <text:p>6269793</text:p>
          </table:table-cell>
          <table:table-cell office:value-type="float" office:value="1.0616" calcext:value-type="float">
            <text:p>1.0616</text:p>
          </table:table-cell>
          <table:table-cell office:value-type="float" office:value="5479042" calcext:value-type="float">
            <text:p>5479042</text:p>
          </table:table-cell>
          <table:table-cell office:value-type="float" office:value="14533510" calcext:value-type="float">
            <text:p>14533510</text:p>
          </table:table-cell>
          <table:table-cell/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string" calcext:value-type="string">
            <text:p>Min.</text:p>
          </table:table-cell>
          <table:table-cell office:value-type="float" office:value="271249.3" calcext:value-type="float">
            <text:p>271249.3</text:p>
          </table:table-cell>
          <table:table-cell office:value-type="float" office:value="0.4036" calcext:value-type="float">
            <text:p>0.4036</text:p>
          </table:table-cell>
          <table:table-cell office:value-type="float" office:value="1106159" calcext:value-type="float">
            <text:p>1106159</text:p>
          </table:table-cell>
          <table:table-cell office:value-type="float" office:value="0.2349" calcext:value-type="float">
            <text:p>0.2349</text:p>
          </table:table-cell>
          <table:table-cell office:value-type="float" office:value="1320989" calcext:value-type="float">
            <text:p>1320989</text:p>
          </table:table-cell>
          <table:table-cell office:value-type="float" office:value="0.4886" calcext:value-type="float">
            <text:p>0.4886</text:p>
          </table:table-cell>
          <table:table-cell office:value-type="float" office:value="2811088" calcext:value-type="float">
            <text:p>2811088</text:p>
          </table:table-cell>
          <table:table-cell office:value-type="float" office:value="6424247" calcext:value-type="float">
            <text:p>6424247</text:p>
          </table:table-cell>
          <table:table-cell/>
        </table:table-row>
        <table:table-row table:style-name="ro2">
          <table:table-cell office:value-type="string" calcext:value-type="string">
            <text:p>Weighted 2.5 % Perc.</text:p>
          </table:table-cell>
          <table:table-cell office:value-type="float" office:value="317424.4" calcext:value-type="float">
            <text:p>317424.4</text:p>
          </table:table-cell>
          <table:table-cell office:value-type="float" office:value="0.4772" calcext:value-type="float">
            <text:p>0.4772</text:p>
          </table:table-cell>
          <table:table-cell office:value-type="float" office:value="1439086" calcext:value-type="float">
            <text:p>1439086</text:p>
          </table:table-cell>
          <table:table-cell table:style-name="ce9" office:value-type="float" office:value="0.3422" calcext:value-type="float">
            <text:p>0.3422</text:p>
          </table:table-cell>
          <table:table-cell office:value-type="float" office:value="1820261" calcext:value-type="float">
            <text:p>1820261</text:p>
          </table:table-cell>
          <table:table-cell office:value-type="float" office:value="0.5319" calcext:value-type="float">
            <text:p>0.5319</text:p>
          </table:table-cell>
          <table:table-cell table:style-name="ce11" office:value-type="float" office:value="3383483" calcext:value-type="float">
            <text:p>3383483</text:p>
          </table:table-cell>
          <table:table-cell office:value-type="float" office:value="7123774" calcext:value-type="float">
            <text:p>7123774</text:p>
          </table:table-cell>
          <table:table-cell/>
        </table:table-row>
        <table:table-row table:style-name="ro2">
          <table:table-cell office:value-type="string" calcext:value-type="string">
            <text:p>Weighted Median</text:p>
          </table:table-cell>
          <table:table-cell office:value-type="float" office:value="567383.6" calcext:value-type="float">
            <text:p>567383.6</text:p>
          </table:table-cell>
          <table:table-cell office:value-type="float" office:value="0.6838" calcext:value-type="float">
            <text:p>0.6838</text:p>
          </table:table-cell>
          <table:table-cell table:style-name="ce8" office:value-type="float" office:value="1774797" calcext:value-type="float">
            <text:p>1774797</text:p>
          </table:table-cell>
          <table:table-cell table:style-name="ce10" office:value-type="float" office:value="0.6584" calcext:value-type="float">
            <text:p>0.6584</text:p>
          </table:table-cell>
          <table:table-cell office:value-type="float" office:value="2585678" calcext:value-type="float">
            <text:p>2585678</text:p>
          </table:table-cell>
          <table:table-cell office:value-type="float" office:value="0.7414" calcext:value-type="float">
            <text:p>0.7414</text:p>
          </table:table-cell>
          <table:table-cell table:style-name="ce11" office:value-type="float" office:value="5229800" calcext:value-type="float">
            <text:p>5229800</text:p>
          </table:table-cell>
          <table:table-cell office:value-type="float" office:value="9794143" calcext:value-type="float">
            <text:p>9794143</text:p>
          </table:table-cell>
          <table:table-cell/>
        </table:table-row>
        <table:table-row table:style-name="ro2">
          <table:table-cell office:value-type="string" calcext:value-type="string">
            <text:p>Weighted Mean</text:p>
          </table:table-cell>
          <table:table-cell office:value-type="float" office:value="592012.1" calcext:value-type="float">
            <text:p>592012.1</text:p>
          </table:table-cell>
          <table:table-cell office:value-type="float" office:value="0.6861" calcext:value-type="float">
            <text:p>0.6861</text:p>
          </table:table-cell>
          <table:table-cell office:value-type="float" office:value="1851349" calcext:value-type="float">
            <text:p>1851349</text:p>
          </table:table-cell>
          <table:table-cell table:style-name="ce9" office:value-type="float" office:value="0.643" calcext:value-type="float">
            <text:p>0.643</text:p>
          </table:table-cell>
          <table:table-cell office:value-type="float" office:value="2664793" calcext:value-type="float">
            <text:p>2664793</text:p>
          </table:table-cell>
          <table:table-cell office:value-type="float" office:value="0.7441" calcext:value-type="float">
            <text:p>0.7441</text:p>
          </table:table-cell>
          <table:table-cell table:style-name="ce11" office:value-type="float" office:value="5119529" calcext:value-type="float">
            <text:p>5119529</text:p>
          </table:table-cell>
          <table:table-cell office:value-type="float" office:value="9957251" calcext:value-type="float">
            <text:p>9957251</text:p>
          </table:table-cell>
          <table:table-cell/>
        </table:table-row>
        <table:table-row table:style-name="ro2">
          <table:table-cell office:value-type="string" calcext:value-type="string">
            <text:p>Weighted Mode</text:p>
          </table:table-cell>
          <table:table-cell office:value-type="float" office:value="386284.8" calcext:value-type="float">
            <text:p>386284.8</text:p>
          </table:table-cell>
          <table:table-cell office:value-type="float" office:value="0.6241" calcext:value-type="float">
            <text:p>0.6241</text:p>
          </table:table-cell>
          <table:table-cell office:value-type="float" office:value="1688567" calcext:value-type="float">
            <text:p>1688567</text:p>
          </table:table-cell>
          <table:table-cell table:style-name="ce9" office:value-type="float" office:value="0.7747" calcext:value-type="float">
            <text:p>0.7747</text:p>
          </table:table-cell>
          <table:table-cell office:value-type="float" office:value="2290404" calcext:value-type="float">
            <text:p>2290404</text:p>
          </table:table-cell>
          <table:table-cell office:value-type="float" office:value="0.7337" calcext:value-type="float">
            <text:p>0.7337</text:p>
          </table:table-cell>
          <table:table-cell table:style-name="ce11" office:value-type="float" office:value="5618678" calcext:value-type="float">
            <text:p>5618678</text:p>
          </table:table-cell>
          <table:table-cell office:value-type="float" office:value="8402913" calcext:value-type="float">
            <text:p>8402913</text:p>
          </table:table-cell>
          <table:table-cell/>
        </table:table-row>
        <table:table-row table:style-name="ro2">
          <table:table-cell office:value-type="string" calcext:value-type="string">
            <text:p>Weighted 97.5 % Perc.</text:p>
          </table:table-cell>
          <table:table-cell office:value-type="float" office:value="955360.2" calcext:value-type="float">
            <text:p>955360.2</text:p>
          </table:table-cell>
          <table:table-cell office:value-type="float" office:value="0.8942" calcext:value-type="float">
            <text:p>0.8942</text:p>
          </table:table-cell>
          <table:table-cell office:value-type="float" office:value="2624056" calcext:value-type="float">
            <text:p>2624056</text:p>
          </table:table-cell>
          <table:table-cell table:style-name="ce9" office:value-type="float" office:value="0.8822" calcext:value-type="float">
            <text:p>0.8822</text:p>
          </table:table-cell>
          <table:table-cell office:value-type="float" office:value="3820269" calcext:value-type="float">
            <text:p>3820269</text:p>
          </table:table-cell>
          <table:table-cell office:value-type="float" office:value="0.9649" calcext:value-type="float">
            <text:p>0.9649</text:p>
          </table:table-cell>
          <table:table-cell table:style-name="ce11" office:value-type="float" office:value="6335012" calcext:value-type="float">
            <text:p>6335012</text:p>
          </table:table-cell>
          <table:table-cell office:value-type="float" office:value="13686930" calcext:value-type="float">
            <text:p>13686930</text:p>
          </table:table-cell>
          <table:table-cell/>
        </table:table-row>
        <table:table-row table:style-name="ro2">
          <table:table-cell office:value-type="string" calcext:value-type="string">
            <text:p>Max.</text:p>
          </table:table-cell>
          <table:table-cell office:value-type="float" office:value="1059916" calcext:value-type="float">
            <text:p>1059916</text:p>
          </table:table-cell>
          <table:table-cell office:value-type="float" office:value="0.9505" calcext:value-type="float">
            <text:p>0.9505</text:p>
          </table:table-cell>
          <table:table-cell office:value-type="float" office:value="3323600" calcext:value-type="float">
            <text:p>3323600</text:p>
          </table:table-cell>
          <table:table-cell office:value-type="float" office:value="0.9562" calcext:value-type="float">
            <text:p>0.9562</text:p>
          </table:table-cell>
          <table:table-cell office:value-type="float" office:value="4534806" calcext:value-type="float">
            <text:p>4534806</text:p>
          </table:table-cell>
          <table:table-cell office:value-type="float" office:value="0.9874" calcext:value-type="float">
            <text:p>0.9874</text:p>
          </table:table-cell>
          <table:table-cell office:value-type="float" office:value="6618529" calcext:value-type="float">
            <text:p>6618529</text:p>
          </table:table-cell>
          <table:table-cell office:value-type="float" office:value="16809760" calcext:value-type="float">
            <text:p>16809760</text:p>
          </table:table-cell>
          <table:table-cell/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string" calcext:value-type="string">
            <text:p>Min.</text:p>
          </table:table-cell>
          <table:table-cell office:value-type="float" office:value="287873.3" calcext:value-type="float">
            <text:p>287873.3</text:p>
          </table:table-cell>
          <table:table-cell office:value-type="float" office:value="0.4624" calcext:value-type="float">
            <text:p>0.4624</text:p>
          </table:table-cell>
          <table:table-cell office:value-type="float" office:value="913039.7" calcext:value-type="float">
            <text:p>913039.7</text:p>
          </table:table-cell>
          <table:table-cell office:value-type="float" office:value="0.1994" calcext:value-type="float">
            <text:p>0.1994</text:p>
          </table:table-cell>
          <table:table-cell office:value-type="float" office:value="1024504" calcext:value-type="float">
            <text:p>1024504</text:p>
          </table:table-cell>
          <table:table-cell office:value-type="float" office:value="0.4776" calcext:value-type="float">
            <text:p>0.4776</text:p>
          </table:table-cell>
          <table:table-cell office:value-type="float" office:value="2346038" calcext:value-type="float">
            <text:p>2346038</text:p>
          </table:table-cell>
          <table:table-cell office:value-type="float" office:value="4438306" calcext:value-type="float">
            <text:p>4438306</text:p>
          </table:table-cell>
          <table:table-cell/>
        </table:table-row>
        <table:table-row table:style-name="ro2">
          <table:table-cell office:value-type="string" calcext:value-type="string">
            <text:p>Weighted 2.5 % Perc.</text:p>
          </table:table-cell>
          <table:table-cell office:value-type="float" office:value="313870.1" calcext:value-type="float">
            <text:p>313870.1</text:p>
          </table:table-cell>
          <table:table-cell office:value-type="float" office:value="0.494" calcext:value-type="float">
            <text:p>0.494</text:p>
          </table:table-cell>
          <table:table-cell office:value-type="float" office:value="971351.6" calcext:value-type="float">
            <text:p>971351.6</text:p>
          </table:table-cell>
          <table:table-cell office:value-type="float" office:value="0.2241" calcext:value-type="float">
            <text:p>0.2241</text:p>
          </table:table-cell>
          <table:table-cell office:value-type="float" office:value="1094255" calcext:value-type="float">
            <text:p>1094255</text:p>
          </table:table-cell>
          <table:table-cell office:value-type="float" office:value="0.504" calcext:value-type="float">
            <text:p>0.504</text:p>
          </table:table-cell>
          <table:table-cell table:style-name="ce9" office:value-type="float" office:value="2689756" calcext:value-type="float">
            <text:p>2689756</text:p>
          </table:table-cell>
          <table:table-cell office:value-type="float" office:value="4793290" calcext:value-type="float">
            <text:p>4793290</text:p>
          </table:table-cell>
          <table:table-cell/>
        </table:table-row>
        <table:table-row table:style-name="ro2">
          <table:table-cell office:value-type="string" calcext:value-type="string">
            <text:p>Weighted Median</text:p>
          </table:table-cell>
          <table:table-cell office:value-type="float" office:value="554505.6" calcext:value-type="float">
            <text:p>554505.6</text:p>
          </table:table-cell>
          <table:table-cell office:value-type="float" office:value="0.7588" calcext:value-type="float">
            <text:p>0.7588</text:p>
          </table:table-cell>
          <table:table-cell office:value-type="float" office:value="1257777" calcext:value-type="float">
            <text:p>1257777</text:p>
          </table:table-cell>
          <table:table-cell office:value-type="float" office:value="0.4837" calcext:value-type="float">
            <text:p>0.4837</text:p>
          </table:table-cell>
          <table:table-cell office:value-type="float" office:value="1672411" calcext:value-type="float">
            <text:p>1672411</text:p>
          </table:table-cell>
          <table:table-cell office:value-type="float" office:value="0.7484" calcext:value-type="float">
            <text:p>0.7484</text:p>
          </table:table-cell>
          <table:table-cell table:style-name="ce10" office:value-type="float" office:value="4769628" calcext:value-type="float">
            <text:p>4769628</text:p>
          </table:table-cell>
          <table:table-cell office:value-type="float" office:value="7538692" calcext:value-type="float">
            <text:p>7538692</text:p>
          </table:table-cell>
          <table:table-cell/>
        </table:table-row>
        <table:table-row table:style-name="ro2">
          <table:table-cell office:value-type="string" calcext:value-type="string">
            <text:p>Weighted Mean</text:p>
          </table:table-cell>
          <table:table-cell office:value-type="float" office:value="582262" calcext:value-type="float">
            <text:p>582262</text:p>
          </table:table-cell>
          <table:table-cell office:value-type="float" office:value="0.7496" calcext:value-type="float">
            <text:p>0.7496</text:p>
          </table:table-cell>
          <table:table-cell office:value-type="float" office:value="1338323" calcext:value-type="float">
            <text:p>1338323</text:p>
          </table:table-cell>
          <table:table-cell office:value-type="float" office:value="0.4892" calcext:value-type="float">
            <text:p>0.4892</text:p>
          </table:table-cell>
          <table:table-cell office:value-type="float" office:value="1713282" calcext:value-type="float">
            <text:p>1713282</text:p>
          </table:table-cell>
          <table:table-cell office:value-type="float" office:value="0.7546" calcext:value-type="float">
            <text:p>0.7546</text:p>
          </table:table-cell>
          <table:table-cell table:style-name="ce9" office:value-type="float" office:value="4588908" calcext:value-type="float">
            <text:p>4588908</text:p>
          </table:table-cell>
          <table:table-cell office:value-type="float" office:value="7686035" calcext:value-type="float">
            <text:p>7686035</text:p>
          </table:table-cell>
          <table:table-cell/>
        </table:table-row>
        <table:table-row table:style-name="ro2">
          <table:table-cell office:value-type="string" calcext:value-type="string">
            <text:p>Weighted Mode</text:p>
          </table:table-cell>
          <table:table-cell office:value-type="float" office:value="365626.4" calcext:value-type="float">
            <text:p>365626.4</text:p>
          </table:table-cell>
          <table:table-cell office:value-type="float" office:value="0.8461" calcext:value-type="float">
            <text:p>0.8461</text:p>
          </table:table-cell>
          <table:table-cell office:value-type="float" office:value="1052998" calcext:value-type="float">
            <text:p>1052998</text:p>
          </table:table-cell>
          <table:table-cell office:value-type="float" office:value="0.5849" calcext:value-type="float">
            <text:p>0.5849</text:p>
          </table:table-cell>
          <table:table-cell office:value-type="float" office:value="1310337" calcext:value-type="float">
            <text:p>1310337</text:p>
          </table:table-cell>
          <table:table-cell office:value-type="float" office:value="0.6186" calcext:value-type="float">
            <text:p>0.6186</text:p>
          </table:table-cell>
          <table:table-cell table:style-name="ce9" office:value-type="float" office:value="5646262" calcext:value-type="float">
            <text:p>5646262</text:p>
          </table:table-cell>
          <table:table-cell office:value-type="float" office:value="5490656" calcext:value-type="float">
            <text:p>5490656</text:p>
          </table:table-cell>
          <table:table-cell/>
        </table:table-row>
        <table:table-row table:style-name="ro2">
          <table:table-cell office:value-type="string" calcext:value-type="string">
            <text:p>Weighted 97.5 % Perc.</text:p>
          </table:table-cell>
          <table:table-cell office:value-type="float" office:value="949916" calcext:value-type="float">
            <text:p>949916</text:p>
          </table:table-cell>
          <table:table-cell office:value-type="float" office:value="0.9904" calcext:value-type="float">
            <text:p>0.9904</text:p>
          </table:table-cell>
          <table:table-cell office:value-type="float" office:value="2282226" calcext:value-type="float">
            <text:p>2282226</text:p>
          </table:table-cell>
          <table:table-cell office:value-type="float" office:value="0.7613" calcext:value-type="float">
            <text:p>0.7613</text:p>
          </table:table-cell>
          <table:table-cell office:value-type="float" office:value="2538823" calcext:value-type="float">
            <text:p>2538823</text:p>
          </table:table-cell>
          <table:table-cell office:value-type="float" office:value="0.999" calcext:value-type="float">
            <text:p>0.999</text:p>
          </table:table-cell>
          <table:table-cell table:style-name="ce9" office:value-type="float" office:value="6023439" calcext:value-type="float">
            <text:p>6023439</text:p>
          </table:table-cell>
          <table:table-cell office:value-type="float" office:value="11285120" calcext:value-type="float">
            <text:p>11285120</text:p>
          </table:table-cell>
          <table:table-cell/>
        </table:table-row>
        <table:table-row table:style-name="ro2">
          <table:table-cell office:value-type="string" calcext:value-type="string">
            <text:p>Max.</text:p>
          </table:table-cell>
          <table:table-cell office:value-type="float" office:value="1008990" calcext:value-type="float">
            <text:p>1008990</text:p>
          </table:table-cell>
          <table:table-cell office:value-type="float" office:value="1.0321" calcext:value-type="float">
            <text:p>1.0321</text:p>
          </table:table-cell>
          <table:table-cell office:value-type="float" office:value="3266702" calcext:value-type="float">
            <text:p>3266702</text:p>
          </table:table-cell>
          <table:table-cell office:value-type="float" office:value="0.79" calcext:value-type="float">
            <text:p>0.79</text:p>
          </table:table-cell>
          <table:table-cell office:value-type="float" office:value="2774461" calcext:value-type="float">
            <text:p>2774461</text:p>
          </table:table-cell>
          <table:table-cell office:value-type="float" office:value="1.015" calcext:value-type="float">
            <text:p>1.015</text:p>
          </table:table-cell>
          <table:table-cell office:value-type="float" office:value="6444577" calcext:value-type="float">
            <text:p>6444577</text:p>
          </table:table-cell>
          <table:table-cell office:value-type="float" office:value="11925290" calcext:value-type="float">
            <text:p>11925290</text:p>
          </table:table-cell>
          <table:table-cell/>
        </table:table-row>
        <table:table-row table:style-name="ro2" table:number-rows-repeated="3">
          <table:table-cell table:style-name="Default" table:number-columns-repeated="10"/>
        </table:table-row>
        <table:table-row table:style-name="ro2" table:number-rows-repeated="6">
          <table:table-cell table:style-name="Default"/>
          <table:table-cell table:number-columns-repeated="8"/>
          <table:table-cell table:style-name="ce7"/>
        </table:table-row>
        <table:table-row table:style-name="ro2">
          <table:table-cell table:style-name="Default"/>
          <table:table-cell table:number-columns-repeated="8"/>
          <table:table-cell table:style-name="ce7"/>
        </table:table-row>
      </table:table>
      <table:table table:name="topo7" table:style-name="ta1">
        <table:table-column table:style-name="co9" table:default-cell-style-name="Default"/>
        <table:table-column table:style-name="co3" table:number-columns-repeated="8" table:default-cell-style-name="Default"/>
        <table:table-row table:style-name="ro2">
          <table:table-cell/>
          <table:table-cell office:value-type="string" calcext:value-type="string">
            <text:p>es126</text:p>
          </table:table-cell>
          <table:table-cell office:value-type="string" calcext:value-type="string">
            <text:p>es_prop</text:p>
          </table:table-cell>
          <table:table-cell office:value-type="string" calcext:value-type="string">
            <text:p>es324</text:p>
          </table:table-cell>
          <table:table-cell office:value-type="string" calcext:value-type="string">
            <text:p>es_prop_1</text:p>
          </table:table-cell>
          <table:table-cell office:value-type="string" calcext:value-type="string">
            <text:p>ej45</text:p>
          </table:table-cell>
          <table:table-cell office:value-type="string" calcext:value-type="string">
            <text:p>es256</text:p>
          </table:table-cell>
          <table:table-cell office:value-type="string" calcext:value-type="string">
            <text:p>es_prop_2</text:p>
          </table:table-cell>
          <table:table-cell office:value-type="string" calcext:value-type="string">
            <text:p>ej56</text:p>
          </table:table-cell>
        </table:table-row>
        <table:table-row table:style-name="ro2">
          <table:table-cell office:value-type="string" calcext:value-type="string">
            <text:p>Min.</text:p>
          </table:table-cell>
          <table:table-cell office:value-type="float" office:value="1835.4473" calcext:value-type="float">
            <text:p>1835.4473</text:p>
          </table:table-cell>
          <table:table-cell office:value-type="float" office:value="0.0927" calcext:value-type="float">
            <text:p>0.0927</text:p>
          </table:table-cell>
          <table:table-cell office:value-type="float" office:value="1004258.506" calcext:value-type="float">
            <text:p>1004258.506</text:p>
          </table:table-cell>
          <table:table-cell office:value-type="float" office:value="-0.0303" calcext:value-type="float">
            <text:p>-0.0303</text:p>
          </table:table-cell>
          <table:table-cell office:value-type="float" office:value="2116782.7109" calcext:value-type="float">
            <text:p>2116782.7109</text:p>
          </table:table-cell>
          <table:table-cell office:value-type="float" office:value="2629923.2639" calcext:value-type="float">
            <text:p>2629923.2639</text:p>
          </table:table-cell>
          <table:table-cell office:value-type="float" office:value="0.0624" calcext:value-type="float">
            <text:p>0.0624</text:p>
          </table:table-cell>
          <table:table-cell office:value-type="float" office:value="4634659.2969" calcext:value-type="float">
            <text:p>4634659.2969</text:p>
          </table:table-cell>
        </table:table-row>
        <table:table-row table:style-name="ro2">
          <table:table-cell office:value-type="string" calcext:value-type="string">
            <text:p>Weighted 2.5 % Perc.</text:p>
          </table:table-cell>
          <table:table-cell table:style-name="ce4" office:value-type="float" office:value="513967.2874" calcext:value-type="float">
            <text:p>513967.2874</text:p>
          </table:table-cell>
          <table:table-cell table:style-name="ce4" office:value-type="float" office:value="0.1907" calcext:value-type="float">
            <text:p>0.1907</text:p>
          </table:table-cell>
          <table:table-cell office:value-type="float" office:value="1157695.4233" calcext:value-type="float">
            <text:p>1157695.4233</text:p>
          </table:table-cell>
          <table:table-cell office:value-type="float" office:value="0.0581" calcext:value-type="float">
            <text:p>0.0581</text:p>
          </table:table-cell>
          <table:table-cell office:value-type="float" office:value="2156607.6019" calcext:value-type="float">
            <text:p>2156607.6019</text:p>
          </table:table-cell>
          <table:table-cell office:value-type="float" office:value="2973259.9583" calcext:value-type="float">
            <text:p>2973259.9583</text:p>
          </table:table-cell>
          <table:table-cell office:value-type="float" office:value="0.1119" calcext:value-type="float">
            <text:p>0.1119</text:p>
          </table:table-cell>
          <table:table-cell table:style-name="ce14" office:value-type="float" office:value="5328929.8208" calcext:value-type="float">
            <text:p>5328929.8208</text:p>
          </table:table-cell>
        </table:table-row>
        <table:table-row table:style-name="ro2">
          <table:table-cell office:value-type="string" calcext:value-type="string">
            <text:p>Weighted Median</text:p>
          </table:table-cell>
          <table:table-cell table:style-name="ce5" office:value-type="float" office:value="838554.2981" calcext:value-type="float">
            <text:p>838554.2981</text:p>
          </table:table-cell>
          <table:table-cell table:style-name="ce5" office:value-type="float" office:value="0.3887" calcext:value-type="float">
            <text:p>0.3887</text:p>
          </table:table-cell>
          <table:table-cell office:value-type="float" office:value="1590364.7291" calcext:value-type="float">
            <text:p>1590364.7291</text:p>
          </table:table-cell>
          <table:table-cell office:value-type="float" office:value="0.2752" calcext:value-type="float">
            <text:p>0.2752</text:p>
          </table:table-cell>
          <table:table-cell office:value-type="float" office:value="2491171.9117" calcext:value-type="float">
            <text:p>2491171.9117</text:p>
          </table:table-cell>
          <table:table-cell office:value-type="float" office:value="3784023.6623" calcext:value-type="float">
            <text:p>3784023.6623</text:p>
          </table:table-cell>
          <table:table-cell office:value-type="float" office:value="0.3049" calcext:value-type="float">
            <text:p>0.3049</text:p>
          </table:table-cell>
          <table:table-cell table:style-name="ce14" office:value-type="float" office:value="6049886.8555" calcext:value-type="float">
            <text:p>6049886.8555</text:p>
          </table:table-cell>
        </table:table-row>
        <table:table-row table:style-name="ro2">
          <table:table-cell office:value-type="string" calcext:value-type="string">
            <text:p>Weighted Mean</text:p>
          </table:table-cell>
          <table:table-cell table:style-name="ce4" office:value-type="float" office:value="858222.5345" calcext:value-type="float">
            <text:p>858222.5345</text:p>
          </table:table-cell>
          <table:table-cell table:style-name="ce4" office:value-type="float" office:value="0.398" calcext:value-type="float">
            <text:p>0.398</text:p>
          </table:table-cell>
          <table:table-cell office:value-type="float" office:value="1615267.5427" calcext:value-type="float">
            <text:p>1615267.5427</text:p>
          </table:table-cell>
          <table:table-cell office:value-type="float" office:value="0.2778" calcext:value-type="float">
            <text:p>0.2778</text:p>
          </table:table-cell>
          <table:table-cell office:value-type="float" office:value="2514212.9601" calcext:value-type="float">
            <text:p>2514212.9601</text:p>
          </table:table-cell>
          <table:table-cell office:value-type="float" office:value="3806357.1202" calcext:value-type="float">
            <text:p>3806357.1202</text:p>
          </table:table-cell>
          <table:table-cell office:value-type="float" office:value="0.3037" calcext:value-type="float">
            <text:p>0.3037</text:p>
          </table:table-cell>
          <table:table-cell table:style-name="ce14" office:value-type="float" office:value="6073692.6513" calcext:value-type="float">
            <text:p>6073692.6513</text:p>
          </table:table-cell>
        </table:table-row>
        <table:table-row table:style-name="ro2">
          <table:table-cell office:value-type="string" calcext:value-type="string">
            <text:p>Weighted Mode</text:p>
          </table:table-cell>
          <table:table-cell table:style-name="ce4" office:value-type="float" office:value="800469.6448" calcext:value-type="float">
            <text:p>800469.6448</text:p>
          </table:table-cell>
          <table:table-cell table:style-name="ce4" office:value-type="float" office:value="0.3171" calcext:value-type="float">
            <text:p>0.3171</text:p>
          </table:table-cell>
          <table:table-cell office:value-type="float" office:value="1361129.7134" calcext:value-type="float">
            <text:p>1361129.7134</text:p>
          </table:table-cell>
          <table:table-cell office:value-type="float" office:value="0.2015" calcext:value-type="float">
            <text:p>0.2015</text:p>
          </table:table-cell>
          <table:table-cell office:value-type="float" office:value="2342996.2112" calcext:value-type="float">
            <text:p>2342996.2112</text:p>
          </table:table-cell>
          <table:table-cell office:value-type="float" office:value="3276900.3033" calcext:value-type="float">
            <text:p>3276900.3033</text:p>
          </table:table-cell>
          <table:table-cell office:value-type="float" office:value="0.2941" calcext:value-type="float">
            <text:p>0.2941</text:p>
          </table:table-cell>
          <table:table-cell table:style-name="ce14" office:value-type="float" office:value="5941078.3131" calcext:value-type="float">
            <text:p>5941078.3131</text:p>
          </table:table-cell>
        </table:table-row>
        <table:table-row table:style-name="ro2">
          <table:table-cell office:value-type="string" calcext:value-type="string">
            <text:p>Weighted 97.5 % Perc.</text:p>
          </table:table-cell>
          <table:table-cell table:style-name="ce4" office:value-type="float" office:value="1229454.8408" calcext:value-type="float">
            <text:p>1229454.8408</text:p>
          </table:table-cell>
          <table:table-cell table:style-name="ce4" office:value-type="float" office:value="0.6404" calcext:value-type="float">
            <text:p>0.6404</text:p>
          </table:table-cell>
          <table:table-cell office:value-type="float" office:value="2141147.8612" calcext:value-type="float">
            <text:p>2141147.8612</text:p>
          </table:table-cell>
          <table:table-cell office:value-type="float" office:value="0.5091" calcext:value-type="float">
            <text:p>0.5091</text:p>
          </table:table-cell>
          <table:table-cell office:value-type="float" office:value="2975303.2051" calcext:value-type="float">
            <text:p>2975303.2051</text:p>
          </table:table-cell>
          <table:table-cell office:value-type="float" office:value="4738091.3177" calcext:value-type="float">
            <text:p>4738091.3177</text:p>
          </table:table-cell>
          <table:table-cell office:value-type="float" office:value="0.4831" calcext:value-type="float">
            <text:p>0.4831</text:p>
          </table:table-cell>
          <table:table-cell table:style-name="ce14" office:value-type="float" office:value="6922232.1978" calcext:value-type="float">
            <text:p>6922232.1978</text:p>
          </table:table-cell>
        </table:table-row>
        <table:table-row table:style-name="ro2">
          <table:table-cell office:value-type="string" calcext:value-type="string">
            <text:p>Max.</text:p>
          </table:table-cell>
          <table:table-cell office:value-type="float" office:value="1720024.3614" calcext:value-type="float">
            <text:p>1720024.3614</text:p>
          </table:table-cell>
          <table:table-cell office:value-type="float" office:value="0.7545" calcext:value-type="float">
            <text:p>0.7545</text:p>
          </table:table-cell>
          <table:table-cell office:value-type="float" office:value="2313343.3973" calcext:value-type="float">
            <text:p>2313343.3973</text:p>
          </table:table-cell>
          <table:table-cell office:value-type="float" office:value="0.5944" calcext:value-type="float">
            <text:p>0.5944</text:p>
          </table:table-cell>
          <table:table-cell office:value-type="float" office:value="3023293.3903" calcext:value-type="float">
            <text:p>3023293.3903</text:p>
          </table:table-cell>
          <table:table-cell office:value-type="float" office:value="5168984.2414" calcext:value-type="float">
            <text:p>5168984.2414</text:p>
          </table:table-cell>
          <table:table-cell office:value-type="float" office:value="0.5316" calcext:value-type="float">
            <text:p>0.5316</text:p>
          </table:table-cell>
          <table:table-cell office:value-type="float" office:value="7658418.2719" calcext:value-type="float">
            <text:p>7658418.2719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n.</text:p>
          </table:table-cell>
          <table:table-cell office:value-type="float" office:value="76418.685" calcext:value-type="float">
            <text:p>76418.685</text:p>
          </table:table-cell>
          <table:table-cell office:value-type="float" office:value="0.2686" calcext:value-type="float">
            <text:p>0.2686</text:p>
          </table:table-cell>
          <table:table-cell office:value-type="float" office:value="1132964.5803" calcext:value-type="float">
            <text:p>1132964.5803</text:p>
          </table:table-cell>
          <table:table-cell office:value-type="float" office:value="-0.18" calcext:value-type="float">
            <text:p>-0.18</text:p>
          </table:table-cell>
          <table:table-cell office:value-type="float" office:value="2149478.7146" calcext:value-type="float">
            <text:p>2149478.7146</text:p>
          </table:table-cell>
          <table:table-cell office:value-type="float" office:value="2746109.2941" calcext:value-type="float">
            <text:p>2746109.2941</text:p>
          </table:table-cell>
          <table:table-cell office:value-type="float" office:value="0.0963" calcext:value-type="float">
            <text:p>0.0963</text:p>
          </table:table-cell>
          <table:table-cell office:value-type="float" office:value="3982046.5983" calcext:value-type="float">
            <text:p>3982046.5983</text:p>
          </table:table-cell>
        </table:table-row>
        <table:table-row table:style-name="ro2">
          <table:table-cell office:value-type="string" calcext:value-type="string">
            <text:p>Weighted 2.5 % Perc.</text:p>
          </table:table-cell>
          <table:table-cell office:value-type="float" office:value="85386.1658" calcext:value-type="float">
            <text:p>85386.1658</text:p>
          </table:table-cell>
          <table:table-cell office:value-type="float" office:value="0.3171" calcext:value-type="float">
            <text:p>0.3171</text:p>
          </table:table-cell>
          <table:table-cell table:style-name="ce4" office:value-type="float" office:value="1352257.6443" calcext:value-type="float">
            <text:p>1352257.6443</text:p>
          </table:table-cell>
          <table:table-cell table:style-name="ce4" office:value-type="float" office:value="-0.0454" calcext:value-type="float">
            <text:p>-0.0454</text:p>
          </table:table-cell>
          <table:table-cell table:style-name="ce13" office:value-type="float" office:value="2419454.8776" calcext:value-type="float">
            <text:p>2419454.8776</text:p>
          </table:table-cell>
          <table:table-cell office:value-type="float" office:value="3076186.5815" calcext:value-type="float">
            <text:p>3076186.5815</text:p>
          </table:table-cell>
          <table:table-cell table:style-name="ce4" office:value-type="float" office:value="0.1217" calcext:value-type="float">
            <text:p>0.1217</text:p>
          </table:table-cell>
          <table:table-cell office:value-type="float" office:value="4527963.9617" calcext:value-type="float">
            <text:p>4527963.9617</text:p>
          </table:table-cell>
        </table:table-row>
        <table:table-row table:style-name="ro2">
          <table:table-cell office:value-type="string" calcext:value-type="string">
            <text:p>Weighted Median</text:p>
          </table:table-cell>
          <table:table-cell office:value-type="float" office:value="301282.6825" calcext:value-type="float">
            <text:p>301282.6825</text:p>
          </table:table-cell>
          <table:table-cell office:value-type="float" office:value="0.6078" calcext:value-type="float">
            <text:p>0.6078</text:p>
          </table:table-cell>
          <table:table-cell table:style-name="ce5" office:value-type="float" office:value="1806440.0252" calcext:value-type="float">
            <text:p>1806440.0252</text:p>
          </table:table-cell>
          <table:table-cell table:style-name="ce5" office:value-type="float" office:value="0.1358" calcext:value-type="float">
            <text:p>0.1358</text:p>
          </table:table-cell>
          <table:table-cell table:style-name="ce5" office:value-type="float" office:value="2762382.1087" calcext:value-type="float">
            <text:p>2762382.1087</text:p>
          </table:table-cell>
          <table:table-cell office:value-type="float" office:value="3820298.0865" calcext:value-type="float">
            <text:p>3820298.0865</text:p>
          </table:table-cell>
          <table:table-cell table:style-name="ce5" office:value-type="float" office:value="0.2498" calcext:value-type="float">
            <text:p>0.2498</text:p>
          </table:table-cell>
          <table:table-cell office:value-type="float" office:value="5410076.0381" calcext:value-type="float">
            <text:p>5410076.0381</text:p>
          </table:table-cell>
        </table:table-row>
        <table:table-row table:style-name="ro2">
          <table:table-cell office:value-type="string" calcext:value-type="string">
            <text:p>Weighted Mean</text:p>
          </table:table-cell>
          <table:table-cell office:value-type="float" office:value="411583.744" calcext:value-type="float">
            <text:p>411583.744</text:p>
          </table:table-cell>
          <table:table-cell office:value-type="float" office:value="0.605" calcext:value-type="float">
            <text:p>0.605</text:p>
          </table:table-cell>
          <table:table-cell table:style-name="ce4" office:value-type="float" office:value="1824245.067" calcext:value-type="float">
            <text:p>1824245.067</text:p>
          </table:table-cell>
          <table:table-cell table:style-name="ce4" office:value-type="float" office:value="0.1391" calcext:value-type="float">
            <text:p>0.1391</text:p>
          </table:table-cell>
          <table:table-cell table:style-name="ce13" office:value-type="float" office:value="2769345.9615" calcext:value-type="float">
            <text:p>2769345.9615</text:p>
          </table:table-cell>
          <table:table-cell office:value-type="float" office:value="3885791.0505" calcext:value-type="float">
            <text:p>3885791.0505</text:p>
          </table:table-cell>
          <table:table-cell table:style-name="ce4" office:value-type="float" office:value="0.2478" calcext:value-type="float">
            <text:p>0.2478</text:p>
          </table:table-cell>
          <table:table-cell office:value-type="float" office:value="5417091.8339" calcext:value-type="float">
            <text:p>5417091.8339</text:p>
          </table:table-cell>
        </table:table-row>
        <table:table-row table:style-name="ro2">
          <table:table-cell office:value-type="string" calcext:value-type="string">
            <text:p>Weighted Mode</text:p>
          </table:table-cell>
          <table:table-cell office:value-type="float" office:value="136303.1117" calcext:value-type="float">
            <text:p>136303.1117</text:p>
          </table:table-cell>
          <table:table-cell office:value-type="float" office:value="0.8381" calcext:value-type="float">
            <text:p>0.8381</text:p>
          </table:table-cell>
          <table:table-cell table:style-name="ce4" office:value-type="float" office:value="1682133.1615" calcext:value-type="float">
            <text:p>1682133.1615</text:p>
          </table:table-cell>
          <table:table-cell table:style-name="ce4" office:value-type="float" office:value="0.0824" calcext:value-type="float">
            <text:p>0.0824</text:p>
          </table:table-cell>
          <table:table-cell table:style-name="ce13" office:value-type="float" office:value="2800239.2577" calcext:value-type="float">
            <text:p>2800239.2577</text:p>
          </table:table-cell>
          <table:table-cell office:value-type="float" office:value="3480066.599" calcext:value-type="float">
            <text:p>3480066.599</text:p>
          </table:table-cell>
          <table:table-cell table:style-name="ce4" office:value-type="float" office:value="0.2568" calcext:value-type="float">
            <text:p>0.2568</text:p>
          </table:table-cell>
          <table:table-cell office:value-type="float" office:value="5411452.7351" calcext:value-type="float">
            <text:p>5411452.7351</text:p>
          </table:table-cell>
        </table:table-row>
        <table:table-row table:style-name="ro2">
          <table:table-cell office:value-type="string" calcext:value-type="string">
            <text:p>Weighted 97.5 % Perc.</text:p>
          </table:table-cell>
          <table:table-cell office:value-type="float" office:value="1141015.434" calcext:value-type="float">
            <text:p>1141015.434</text:p>
          </table:table-cell>
          <table:table-cell office:value-type="float" office:value="0.8853" calcext:value-type="float">
            <text:p>0.8853</text:p>
          </table:table-cell>
          <table:table-cell table:style-name="ce4" office:value-type="float" office:value="2318614.345" calcext:value-type="float">
            <text:p>2318614.345</text:p>
          </table:table-cell>
          <table:table-cell table:style-name="ce4" office:value-type="float" office:value="0.3521" calcext:value-type="float">
            <text:p>0.3521</text:p>
          </table:table-cell>
          <table:table-cell table:style-name="ce13" office:value-type="float" office:value="3166846.2685" calcext:value-type="float">
            <text:p>3166846.2685</text:p>
          </table:table-cell>
          <table:table-cell office:value-type="float" office:value="4885374.584" calcext:value-type="float">
            <text:p>4885374.584</text:p>
          </table:table-cell>
          <table:table-cell table:style-name="ce4" office:value-type="float" office:value="0.3771" calcext:value-type="float">
            <text:p>0.3771</text:p>
          </table:table-cell>
          <table:table-cell office:value-type="float" office:value="6335871.4668" calcext:value-type="float">
            <text:p>6335871.4668</text:p>
          </table:table-cell>
        </table:table-row>
        <table:table-row table:style-name="ro2">
          <table:table-cell office:value-type="string" calcext:value-type="string">
            <text:p>Max.</text:p>
          </table:table-cell>
          <table:table-cell office:value-type="float" office:value="1299089.894" calcext:value-type="float">
            <text:p>1299089.894</text:p>
          </table:table-cell>
          <table:table-cell office:value-type="float" office:value="0.9232" calcext:value-type="float">
            <text:p>0.9232</text:p>
          </table:table-cell>
          <table:table-cell office:value-type="float" office:value="2592591.0836" calcext:value-type="float">
            <text:p>2592591.0836</text:p>
          </table:table-cell>
          <table:table-cell office:value-type="float" office:value="0.5151" calcext:value-type="float">
            <text:p>0.5151</text:p>
          </table:table-cell>
          <table:table-cell office:value-type="float" office:value="3386044.7679" calcext:value-type="float">
            <text:p>3386044.7679</text:p>
          </table:table-cell>
          <table:table-cell office:value-type="float" office:value="5299309.4345" calcext:value-type="float">
            <text:p>5299309.4345</text:p>
          </table:table-cell>
          <table:table-cell office:value-type="float" office:value="0.4392" calcext:value-type="float">
            <text:p>0.4392</text:p>
          </table:table-cell>
          <table:table-cell office:value-type="float" office:value="6914207.8534" calcext:value-type="float">
            <text:p>6914207.8534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Min.</text:p>
          </table:table-cell>
          <table:table-cell office:value-type="float" office:value="-3872.9279" calcext:value-type="float">
            <text:p>-3872.9279</text:p>
          </table:table-cell>
          <table:table-cell office:value-type="float" office:value="0.1528" calcext:value-type="float">
            <text:p>0.1528</text:p>
          </table:table-cell>
          <table:table-cell office:value-type="float" office:value="705936.472" calcext:value-type="float">
            <text:p>705936.472</text:p>
          </table:table-cell>
          <table:table-cell office:value-type="float" office:value="-0.0183" calcext:value-type="float">
            <text:p>-0.0183</text:p>
          </table:table-cell>
          <table:table-cell office:value-type="float" office:value="1553213.8669" calcext:value-type="float">
            <text:p>1553213.8669</text:p>
          </table:table-cell>
          <table:table-cell office:value-type="float" office:value="1513121.0339" calcext:value-type="float">
            <text:p>1513121.0339</text:p>
          </table:table-cell>
          <table:table-cell office:value-type="float" office:value="0.0554" calcext:value-type="float">
            <text:p>0.0554</text:p>
          </table:table-cell>
          <table:table-cell office:value-type="float" office:value="3043449.9359" calcext:value-type="float">
            <text:p>3043449.9359</text:p>
          </table:table-cell>
        </table:table-row>
        <table:table-row table:style-name="ro2">
          <table:table-cell office:value-type="string" calcext:value-type="string">
            <text:p>Weighted 2.5 % Perc.</text:p>
          </table:table-cell>
          <table:table-cell office:value-type="float" office:value="26022.3748" calcext:value-type="float">
            <text:p>26022.3748</text:p>
          </table:table-cell>
          <table:table-cell office:value-type="float" office:value="0.1905" calcext:value-type="float">
            <text:p>0.1905</text:p>
          </table:table-cell>
          <table:table-cell office:value-type="float" office:value="845733.1996" calcext:value-type="float">
            <text:p>845733.1996</text:p>
          </table:table-cell>
          <table:table-cell office:value-type="float" office:value="0.0427" calcext:value-type="float">
            <text:p>0.0427</text:p>
          </table:table-cell>
          <table:table-cell office:value-type="float" office:value="1709437.6875" calcext:value-type="float">
            <text:p>1709437.6875</text:p>
          </table:table-cell>
          <table:table-cell office:value-type="float" office:value="1711673.0882" calcext:value-type="float">
            <text:p>1711673.0882</text:p>
          </table:table-cell>
          <table:table-cell table:style-name="ce4" office:value-type="float" office:value="0.0817" calcext:value-type="float">
            <text:p>0.0817</text:p>
          </table:table-cell>
          <table:table-cell table:style-name="ce4" office:value-type="float" office:value="3710305.2544" calcext:value-type="float">
            <text:p>3710305.2544</text:p>
          </table:table-cell>
        </table:table-row>
        <table:table-row table:style-name="ro2">
          <table:table-cell office:value-type="string" calcext:value-type="string">
            <text:p>Weighted Median</text:p>
          </table:table-cell>
          <table:table-cell office:value-type="float" office:value="277804.4082" calcext:value-type="float">
            <text:p>277804.4082</text:p>
          </table:table-cell>
          <table:table-cell office:value-type="float" office:value="0.5485" calcext:value-type="float">
            <text:p>0.5485</text:p>
          </table:table-cell>
          <table:table-cell office:value-type="float" office:value="1231720.7206" calcext:value-type="float">
            <text:p>1231720.7206</text:p>
          </table:table-cell>
          <table:table-cell office:value-type="float" office:value="0.3156" calcext:value-type="float">
            <text:p>0.3156</text:p>
          </table:table-cell>
          <table:table-cell office:value-type="float" office:value="2194731.8608" calcext:value-type="float">
            <text:p>2194731.8608</text:p>
          </table:table-cell>
          <table:table-cell office:value-type="float" office:value="2911978.3767" calcext:value-type="float">
            <text:p>2911978.3767</text:p>
          </table:table-cell>
          <table:table-cell table:style-name="ce5" office:value-type="float" office:value="0.2565" calcext:value-type="float">
            <text:p>0.2565</text:p>
          </table:table-cell>
          <table:table-cell table:style-name="ce5" office:value-type="float" office:value="4931410.1737" calcext:value-type="float">
            <text:p>4931410.1737</text:p>
          </table:table-cell>
        </table:table-row>
        <table:table-row table:style-name="ro2">
          <table:table-cell office:value-type="string" calcext:value-type="string">
            <text:p>Weighted Mean</text:p>
          </table:table-cell>
          <table:table-cell office:value-type="float" office:value="362735.9925" calcext:value-type="float">
            <text:p>362735.9925</text:p>
          </table:table-cell>
          <table:table-cell office:value-type="float" office:value="0.543" calcext:value-type="float">
            <text:p>0.543</text:p>
          </table:table-cell>
          <table:table-cell office:value-type="float" office:value="1285111.1248" calcext:value-type="float">
            <text:p>1285111.1248</text:p>
          </table:table-cell>
          <table:table-cell office:value-type="float" office:value="0.2986" calcext:value-type="float">
            <text:p>0.2986</text:p>
          </table:table-cell>
          <table:table-cell office:value-type="float" office:value="2219372.295" calcext:value-type="float">
            <text:p>2219372.295</text:p>
          </table:table-cell>
          <table:table-cell office:value-type="float" office:value="2955039.308" calcext:value-type="float">
            <text:p>2955039.308</text:p>
          </table:table-cell>
          <table:table-cell table:style-name="ce4" office:value-type="float" office:value="0.2658" calcext:value-type="float">
            <text:p>0.2658</text:p>
          </table:table-cell>
          <table:table-cell table:style-name="ce4" office:value-type="float" office:value="4870011.7894" calcext:value-type="float">
            <text:p>4870011.7894</text:p>
          </table:table-cell>
        </table:table-row>
        <table:table-row table:style-name="ro2">
          <table:table-cell office:value-type="string" calcext:value-type="string">
            <text:p>Weighted Mode</text:p>
          </table:table-cell>
          <table:table-cell office:value-type="float" office:value="108503.3163" calcext:value-type="float">
            <text:p>108503.3163</text:p>
          </table:table-cell>
          <table:table-cell office:value-type="float" office:value="0.7573" calcext:value-type="float">
            <text:p>0.7573</text:p>
          </table:table-cell>
          <table:table-cell office:value-type="float" office:value="970910.9149" calcext:value-type="float">
            <text:p>970910.9149</text:p>
          </table:table-cell>
          <table:table-cell office:value-type="float" office:value="0.4495" calcext:value-type="float">
            <text:p>0.4495</text:p>
          </table:table-cell>
          <table:table-cell office:value-type="float" office:value="2098119.6606" calcext:value-type="float">
            <text:p>2098119.6606</text:p>
          </table:table-cell>
          <table:table-cell office:value-type="float" office:value="2406946.6437" calcext:value-type="float">
            <text:p>2406946.6437</text:p>
          </table:table-cell>
          <table:table-cell table:style-name="ce4" office:value-type="float" office:value="0.1792" calcext:value-type="float">
            <text:p>0.1792</text:p>
          </table:table-cell>
          <table:table-cell table:style-name="ce4" office:value-type="float" office:value="5478037.9415" calcext:value-type="float">
            <text:p>5478037.9415</text:p>
          </table:table-cell>
        </table:table-row>
        <table:table-row table:style-name="ro2">
          <table:table-cell office:value-type="string" calcext:value-type="string">
            <text:p>Weighted 97.5 % Perc.</text:p>
          </table:table-cell>
          <table:table-cell office:value-type="float" office:value="1000223.8984" calcext:value-type="float">
            <text:p>1000223.8984</text:p>
          </table:table-cell>
          <table:table-cell office:value-type="float" office:value="0.886" calcext:value-type="float">
            <text:p>0.886</text:p>
          </table:table-cell>
          <table:table-cell office:value-type="float" office:value="1827060.8891" calcext:value-type="float">
            <text:p>1827060.8891</text:p>
          </table:table-cell>
          <table:table-cell office:value-type="float" office:value="0.5559" calcext:value-type="float">
            <text:p>0.5559</text:p>
          </table:table-cell>
          <table:table-cell office:value-type="float" office:value="2834765.9357" calcext:value-type="float">
            <text:p>2834765.9357</text:p>
          </table:table-cell>
          <table:table-cell office:value-type="float" office:value="4298019.7756" calcext:value-type="float">
            <text:p>4298019.7756</text:p>
          </table:table-cell>
          <table:table-cell table:style-name="ce4" office:value-type="float" office:value="0.4785" calcext:value-type="float">
            <text:p>0.4785</text:p>
          </table:table-cell>
          <table:table-cell table:style-name="ce4" office:value-type="float" office:value="5883435.2908" calcext:value-type="float">
            <text:p>5883435.2908</text:p>
          </table:table-cell>
        </table:table-row>
        <table:table-row table:style-name="ro2">
          <table:table-cell office:value-type="string" calcext:value-type="string">
            <text:p>Max.</text:p>
          </table:table-cell>
          <table:table-cell office:value-type="float" office:value="1131757.5001" calcext:value-type="float">
            <text:p>1131757.5001</text:p>
          </table:table-cell>
          <table:table-cell office:value-type="float" office:value="0.9526" calcext:value-type="float">
            <text:p>0.9526</text:p>
          </table:table-cell>
          <table:table-cell office:value-type="float" office:value="2019966.3128" calcext:value-type="float">
            <text:p>2019966.3128</text:p>
          </table:table-cell>
          <table:table-cell office:value-type="float" office:value="0.6201" calcext:value-type="float">
            <text:p>0.6201</text:p>
          </table:table-cell>
          <table:table-cell office:value-type="float" office:value="3111267.9195" calcext:value-type="float">
            <text:p>3111267.9195</text:p>
          </table:table-cell>
          <table:table-cell office:value-type="float" office:value="4932872.6448" calcext:value-type="float">
            <text:p>4932872.6448</text:p>
          </table:table-cell>
          <table:table-cell office:value-type="float" office:value="0.5204" calcext:value-type="float">
            <text:p>0.5204</text:p>
          </table:table-cell>
          <table:table-cell office:value-type="float" office:value="6577845.6609" calcext:value-type="float">
            <text:p>6577845.66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4:46:11.409300848</meta:creation-date>
    <dc:date>2020-04-10T22:21:17.058695514</dc:date>
    <meta:editing-duration>P2DT5H26M27S</meta:editing-duration>
    <meta:editing-cycles>4</meta:editing-cycles>
    <meta:generator>LibreOffice/6.0.7.3$Linux_X86_64 LibreOffice_project/00m0$Build-3</meta:generator>
    <meta:document-statistic meta:table-count="3" meta:cell-count="591" meta:object-count="0"/>
  </office:meta>
</office:document-meta>
</file>